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table:style-name="ce1" table:formula="of:=[.B1]" office:value-type="string" office:string-value="test2" calcext:value-type="string">
            <text:p>test2</text:p>
          </table:table-cell>
          <table:table-cell office:value-type="string" calcext:value-type="string">
            <text:p>test2</text:p>
          </table:table-cell>
          <table:table-cell office:value-type="string" calcext:value-type="string">
            <text:p>test1</text:p>
          </table:table-cell>
        </table:table-row>
        <table:table-row table:style-name="ro1">
          <table:table-cell table:formula="of:=MATCH([.A1];[.C1:.C3];0)" office:value-type="float" office:value="2" calcext:value-type="float">
            <text:p/>
          </table:table-cell>
          <table:table-cell/>
          <table:table-cell office:value-type="string" calcext:value-type="string">
            <text:p>test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st3</text:p>
          </table:table-cell>
        </table:table-row>
        <table:table-row table:style-name="ro2" table:number-rows-repeated="104857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6">00/00/0000</text:date>, <text:time style:data-style-name="N2" text:time-value="21:01:11.6803768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06T21:01:11.829577543</meta:creation-date>
    <dc:title>Defaut</dc:title>
    <meta:editing-duration>P0D</meta:editing-duration>
    <meta:editing-cycles>2</meta:editing-cycles>
    <meta:generator>LibreOffice/4.2.3.3$Linux_X86_64 LibreOffice_project/6c3586f855673fa6a1576797f575b31ac6fa0ba3</meta:generator>
    <dc:date>2014-05-06T21:09:05.229891548</dc:date>
    <meta:document-statistic meta:table-count="1" meta:cell-count="6" meta:object-count="0"/>
    <meta:template xlink:type="simple" xlink:actuate="onRequest" xlink:title="Defaut" xlink:href="../.config/libreoffice/4/user/template/Defaut.ots" meta:date="2014-05-06T21:01:11.700824724"/>
  </office:meta>
</office:document-meta>
</file>